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end" style:justify-single-word="false" style:writing-mode="rl-tb"/>
      <style:text-properties officeooo:paragraph-rsid="00077cd3" style:font-name-complex="B Nazanin"/>
    </style:style>
    <style:style style:name="P2" style:family="paragraph" style:parent-style-name="Standard">
      <style:paragraph-properties fo:line-height="150%" fo:text-align="end" style:justify-single-word="false" style:writing-mode="rl-tb"/>
      <style:text-properties officeooo:paragraph-rsid="00077cd3"/>
    </style:style>
    <style:style style:name="P3" style:family="paragraph" style:parent-style-name="Standard" style:list-style-name="L1">
      <style:paragraph-properties fo:line-height="150%" fo:text-align="end" style:justify-single-word="false" style:writing-mode="rl-tb"/>
      <style:text-properties officeooo:paragraph-rsid="00077cd3"/>
    </style:style>
    <style:style style:name="P4" style:family="paragraph" style:parent-style-name="Standard" style:list-style-name="L2">
      <style:paragraph-properties fo:line-height="150%" fo:text-align="end" style:justify-single-word="false" style:writing-mode="rl-tb"/>
      <style:text-properties officeooo:paragraph-rsid="0009b989"/>
    </style:style>
    <style:style style:name="P5" style:family="paragraph" style:parent-style-name="Standard">
      <style:paragraph-properties fo:line-height="150%" fo:text-align="end" style:justify-single-word="false" style:writing-mode="rl-tb"/>
      <style:text-properties officeooo:paragraph-rsid="0009b989"/>
    </style:style>
    <style:style style:name="P6" style:family="paragraph" style:parent-style-name="Standard" style:list-style-name="L3">
      <style:paragraph-properties fo:line-height="150%" fo:text-align="end" style:justify-single-word="false" style:writing-mode="rl-tb"/>
      <style:text-properties officeooo:paragraph-rsid="0009b989"/>
    </style:style>
    <style:style style:name="P7" style:family="paragraph" style:parent-style-name="Standard" style:list-style-name="L4">
      <style:paragraph-properties fo:line-height="150%" fo:text-align="end" style:justify-single-word="false" style:writing-mode="rl-tb"/>
      <style:text-properties officeooo:paragraph-rsid="000a22c6"/>
    </style:style>
    <style:style style:name="P8" style:family="paragraph" style:parent-style-name="Standard">
      <style:paragraph-properties fo:line-height="150%" fo:text-align="end" style:justify-single-word="false" style:writing-mode="rl-tb"/>
      <style:text-properties officeooo:paragraph-rsid="000a22c6"/>
    </style:style>
    <style:style style:name="P9" style:family="paragraph" style:parent-style-name="Standard" style:list-style-name="L6">
      <style:paragraph-properties fo:line-height="150%" fo:text-align="end" style:justify-single-word="false" style:writing-mode="rl-tb"/>
      <style:text-properties officeooo:paragraph-rsid="000a22c6"/>
    </style:style>
    <style:style style:name="P10" style:family="paragraph" style:parent-style-name="Standard" style:list-style-name="L6">
      <style:paragraph-properties fo:line-height="150%" fo:text-align="end" style:justify-single-word="false" style:writing-mode="rl-tb"/>
      <style:text-properties officeooo:paragraph-rsid="000bf4eb"/>
    </style:style>
    <style:style style:name="P11" style:family="paragraph" style:parent-style-name="Standard" style:list-style-name="L8">
      <style:paragraph-properties fo:line-height="150%" fo:text-align="end" style:justify-single-word="false" style:writing-mode="rl-tb"/>
      <style:text-properties officeooo:paragraph-rsid="000bf4eb"/>
    </style:style>
    <style:style style:name="P12" style:family="paragraph" style:parent-style-name="Standard">
      <style:paragraph-properties fo:line-height="150%" fo:text-align="end" style:justify-single-word="false" style:writing-mode="rl-tb"/>
      <style:text-properties officeooo:paragraph-rsid="000bf4eb"/>
    </style:style>
    <style:style style:name="P13" style:family="paragraph" style:parent-style-name="Standard">
      <style:paragraph-properties fo:line-height="150%" fo:text-align="end" style:justify-single-word="false" style:writing-mode="rl-tb"/>
      <style:text-properties officeooo:paragraph-rsid="000c9009"/>
    </style:style>
    <style:style style:name="P14" style:family="paragraph" style:parent-style-name="Standard">
      <style:paragraph-properties fo:line-height="150%" fo:text-align="end" style:justify-single-word="false" style:writing-mode="rl-tb"/>
      <style:text-properties fo:font-size="14pt" fo:font-weight="bold" officeooo:rsid="00077cd3" officeooo:paragraph-rsid="00077cd3" style:font-size-asian="14pt" style:font-weight-asian="bold" style:font-name-complex="B Nazanin" style:font-size-complex="14pt" style:language-complex="fa" style:country-complex="IR" style:font-weight-complex="bold"/>
    </style:style>
    <style:style style:name="P15" style:family="paragraph" style:parent-style-name="Standard">
      <style:paragraph-properties fo:line-height="150%" fo:text-align="end" style:justify-single-word="false" style:writing-mode="rl-tb"/>
      <style:text-properties fo:font-weight="bold" officeooo:rsid="00085c1c" officeooo:paragraph-rsid="00085c1c" style:font-weight-asian="bold" style:font-weight-complex="bold"/>
    </style:style>
    <style:style style:name="P16" style:family="paragraph" style:parent-style-name="Standard">
      <style:paragraph-properties fo:line-height="150%" fo:text-align="end" style:justify-single-word="false" style:writing-mode="rl-tb"/>
      <style:text-properties fo:font-weight="bold" officeooo:rsid="0009b989" officeooo:paragraph-rsid="0009b989" style:font-weight-asian="bold" style:font-weight-complex="bold"/>
    </style:style>
    <style:style style:name="P17" style:family="paragraph" style:parent-style-name="Standard">
      <style:paragraph-properties fo:line-height="150%" fo:text-align="end" style:justify-single-word="false" style:writing-mode="rl-tb"/>
      <style:text-properties fo:font-weight="bold" officeooo:rsid="000a22c6" officeooo:paragraph-rsid="000a22c6" style:font-weight-asian="bold" style:font-weight-complex="bold"/>
    </style:style>
    <style:style style:name="P18" style:family="paragraph" style:parent-style-name="Standard">
      <style:paragraph-properties fo:line-height="150%" fo:text-align="center" style:justify-single-word="false" style:writing-mode="rl-tb"/>
      <style:text-properties fo:font-weight="bold" officeooo:paragraph-rsid="00077cd3" style:font-weight-asian="bold" style:font-name-complex="B Nazanin" style:font-weight-complex="bold"/>
    </style:style>
    <style:style style:name="P19" style:family="paragraph" style:parent-style-name="Standard" style:list-style-name="L2">
      <style:paragraph-properties fo:line-height="150%" fo:text-align="end" style:justify-single-word="false" style:writing-mode="rl-tb"/>
      <style:text-properties officeooo:rsid="0009b989" officeooo:paragraph-rsid="0009b989"/>
    </style:style>
    <style:style style:name="P20" style:family="paragraph" style:parent-style-name="Standard">
      <style:paragraph-properties fo:line-height="150%" fo:text-align="end" style:justify-single-word="false" style:writing-mode="rl-tb"/>
      <style:text-properties fo:language="de" fo:country="DE" fo:font-weight="bold" officeooo:rsid="000bf4eb" officeooo:paragraph-rsid="000bf4eb" style:font-weight-asian="bold" style:font-weight-complex="bold"/>
    </style:style>
    <style:style style:name="P21" style:family="paragraph" style:parent-style-name="Standard" style:master-page-name="Standard">
      <style:paragraph-properties fo:line-height="150%" fo:text-align="center" style:justify-single-word="false" style:page-number="auto" style:writing-mode="rl-tb"/>
      <style:text-properties fo:font-size="16pt" officeooo:paragraph-rsid="00077cd3" style:font-size-asian="16pt" style:font-name-complex="B Nazanin" style:font-size-complex="16pt"/>
    </style:style>
    <style:style style:name="T1" style:family="text">
      <style:text-properties fo:font-size="12pt" style:font-size-asian="12pt" style:font-size-complex="12pt" style:language-complex="fa" style:country-complex="IR"/>
    </style:style>
    <style:style style:name="T2" style:family="text">
      <style:text-properties fo:font-size="12pt" officeooo:rsid="00077cd3" style:font-size-asian="12pt" style:font-size-complex="12pt" style:language-complex="fa" style:country-complex="IR"/>
    </style:style>
    <style:style style:name="T3" style:family="text">
      <style:text-properties fo:font-size="12pt" style:font-size-asian="12pt" style:font-name-complex="B Nazanin" style:font-size-complex="12pt" style:language-complex="fa" style:country-complex="IR"/>
    </style:style>
    <style:style style:name="T4" style:family="text">
      <style:text-properties fo:font-size="12pt" officeooo:rsid="00077cd3" style:font-size-asian="12pt" style:font-name-complex="B Nazanin" style:font-size-complex="12pt" style:language-complex="fa" style:country-complex="IR"/>
    </style:style>
    <style:style style:name="T5" style:family="text">
      <style:text-properties fo:font-size="12pt" officeooo:rsid="00085c1c" style:font-size-asian="12pt" style:font-name-complex="B Nazanin" style:font-size-complex="12pt" style:language-complex="fa" style:country-complex="IR"/>
    </style:style>
    <style:style style:name="T6" style:family="text">
      <style:text-properties fo:font-size="12pt" officeooo:rsid="0009b989" style:font-size-asian="12pt" style:font-name-complex="B Nazanin" style:font-size-complex="12pt" style:language-complex="fa" style:country-complex="IR"/>
    </style:style>
    <style:style style:name="T7" style:family="text">
      <style:text-properties fo:font-size="12pt" officeooo:rsid="0009c161" style:font-size-asian="12pt" style:font-name-complex="B Nazanin" style:font-size-complex="12pt" style:language-complex="fa" style:country-complex="IR"/>
    </style:style>
    <style:style style:name="T8" style:family="text">
      <style:text-properties fo:font-size="12pt" officeooo:rsid="000a22c6" style:font-size-asian="12pt" style:font-name-complex="B Nazanin" style:font-size-complex="12pt" style:language-complex="fa" style:country-complex="IR"/>
    </style:style>
    <style:style style:name="T9" style:family="text">
      <style:text-properties fo:font-size="12pt" officeooo:rsid="000bf4eb" style:font-size-asian="12pt" style:font-name-complex="B Nazanin" style:font-size-complex="12pt" style:language-complex="fa" style:country-complex="IR"/>
    </style:style>
    <style:style style:name="T10" style:family="text">
      <style:text-properties fo:font-size="12pt" officeooo:rsid="000c9009" style:font-size-asian="12pt" style:font-name-complex="B Nazanin" style:font-size-complex="12pt" style:language-complex="fa" style:country-complex="IR"/>
    </style:style>
    <style:style style:name="T11" style:family="text">
      <style:text-properties fo:font-size="12pt" fo:font-weight="bold" officeooo:rsid="00077cd3" style:font-size-asian="12pt" style:font-weight-asian="bold" style:font-name-complex="B Nazanin" style:font-size-complex="12pt" style:language-complex="fa" style:country-complex="IR" style:font-weight-complex="bold"/>
    </style:style>
    <style:style style:name="T12" style:family="text">
      <style:text-properties fo:font-size="12pt" officeooo:rsid="0009c161" fo:background-color="#ffff00" loext:char-shading-value="0" style:font-size-asian="12pt" style:font-name-complex="B Nazanin" style:font-size-complex="12pt" style:language-complex="fa" style:country-complex="IR"/>
    </style:style>
    <style:style style:name="T13" style:family="text">
      <style:text-properties fo:font-size="12pt" officeooo:rsid="00085c1c" fo:background-color="#ffff00" loext:char-shading-value="0" style:font-size-asian="12pt" style:font-name-complex="B Nazanin" style:font-size-complex="12pt" style:language-complex="fa" style:country-complex="IR"/>
    </style:style>
    <style:style style:name="T14" style:family="text">
      <style:text-properties fo:font-size="12pt" officeooo:rsid="000c9009" fo:background-color="#ffff00" loext:char-shading-value="0" style:font-size-asian="12pt" style:font-name-complex="B Nazanin" style:font-size-complex="12pt" style:language-complex="fa" style:country-complex="IR"/>
    </style:style>
    <style:style style:name="T15" style:family="text">
      <style:text-properties fo:font-size="12pt" officeooo:rsid="0009c161" fo:background-color="transparent" loext:char-shading-value="0" style:font-size-asian="12pt" style:font-name-complex="B Nazanin" style:font-size-complex="12pt" style:language-complex="fa" style:country-complex="IR"/>
    </style:style>
    <style:style style:name="T16" style:family="text">
      <style:text-properties fo:font-size="12pt" officeooo:rsid="0009b989" fo:background-color="transparent" loext:char-shading-value="0" style:font-size-asian="12pt" style:font-name-complex="B Nazanin" style:font-size-complex="12pt" style:language-complex="fa" style:country-complex="IR"/>
    </style:style>
    <style:style style:name="T17" style:family="text">
      <style:text-properties fo:font-size="12pt" fo:language="de" fo:country="DE" officeooo:rsid="000bf4eb" style:font-size-asian="12pt" style:font-name-complex="B Nazanin" style:font-size-complex="12pt" style:language-complex="fa" style:country-complex="IR"/>
    </style:style>
    <style:style style:name="T18" style:family="text">
      <style:text-properties fo:font-size="12pt" fo:language="de" fo:country="DE" officeooo:rsid="000bf4eb" fo:background-color="#ffff00" loext:char-shading-value="0" style:font-size-asian="12pt" style:font-name-complex="B Nazanin" style:font-size-complex="12pt" style:language-complex="fa" style:country-complex="IR"/>
    </style:style>
    <style:style style:name="T19" style:family="text">
      <style:text-properties fo:font-size="12pt" fo:language="de" fo:country="DE" officeooo:rsid="000c9009" fo:background-color="#ffff00" loext:char-shading-value="0" style:font-size-asian="12pt" style:font-name-complex="B Nazanin" style:font-size-complex="12pt" style:language-complex="fa" style:country-complex="IR"/>
    </style:style>
    <style:style style:name="T20" style:family="text">
      <style:text-properties fo:font-size="12pt" fo:language="de" fo:country="DE" officeooo:rsid="000c9009" fo:background-color="transparent" loext:char-shading-value="0" style:font-size-asian="12pt" style:font-name-complex="B Nazanin" style:font-size-complex="12pt" style:language-complex="fa" style:country-complex="IR"/>
    </style:style>
    <style:style style:name="T21" style:family="text">
      <style:text-properties fo:font-size="12pt" fo:language="de" fo:country="DE" fo:font-weight="bold" officeooo:rsid="000c9009" fo:background-color="transparent" loext:char-shading-value="0" style:font-size-asian="12pt" style:font-weight-asian="bold" style:font-name-complex="B Nazanin" style:font-size-complex="12pt" style:language-complex="fa" style:country-complex="IR" style:font-weight-complex="bold"/>
    </style:style>
    <style:style style:name="T22" style:family="text">
      <style:text-properties fo:font-size="12pt" fo:language="de" fo:country="DE" fo:font-weight="bold" officeooo:rsid="000cf120" fo:background-color="transparent" loext:char-shading-value="0" style:font-size-asian="12pt" style:font-weight-asian="bold" style:font-name-complex="B Nazanin" style:font-size-complex="12pt" style:language-complex="fa" style:country-complex="IR" style:font-weight-complex="bold"/>
    </style:style>
    <style:style style:name="T23" style:family="text">
      <style:text-properties fo:font-size="14pt" fo:font-weight="bold" style:font-size-asian="14pt" style:font-weight-asian="bold" style:font-size-complex="14pt" style:language-complex="fa" style:country-complex="IR" style:font-weight-complex="bold"/>
    </style:style>
    <style:style style:name="T24" style:family="text">
      <style:text-properties fo:font-weight="bold" style:font-weight-asian="bold" style:language-complex="fa" style:country-complex="IR" style:font-weight-complex="bold"/>
    </style:style>
    <style:style style:name="T25" style:family="text">
      <style:text-properties officeooo:rsid="000cf12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674cm" fo:text-indent="-0.635cm" fo:margin-left="1.674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309cm" fo:text-indent="-0.635cm" fo:margin-left="2.309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944cm" fo:text-indent="-0.635cm" fo:margin-left="2.94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579cm" fo:text-indent="-0.635cm" fo:margin-left="3.579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4.214cm" fo:text-indent="-0.635cm" fo:margin-left="4.214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849cm" fo:text-indent="-0.635cm" fo:margin-left="4.849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484cm" fo:text-indent="-0.635cm" fo:margin-left="5.484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6.119cm" fo:text-indent="-0.635cm" fo:margin-left="6.119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754cm" fo:text-indent="-0.635cm" fo:margin-left="6.754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389cm" fo:text-indent="-0.635cm" fo:margin-left="7.389cm"/>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4">به نام خدا</text:span></text:p>
      <text:p text:style-name="P18"><text:span text:style-name="T2">نحوه پیاده‌سازی صفحات سایت</text:span></text:p>
      <text:p text:style-name="P1"><text:span text:style-name="T1"/></text:p>
      <text:p text:style-name="P14">صفحه خدمات:</text:p>
      <text:p text:style-name="P2"><text:span text:style-name="T4">صفحه خدمات به دو بخش کلی تقسیم می شود:</text:span></text:p>
      <text:list xml:id="list4149002627" text:style-name="L1">
        <text:list-item>
          <text:p text:style-name="P3"><text:span text:style-name="T11">خدمات عمومی (رایگان):</text:span><text:span text:style-name="T4"> شامل محتوای متنی، تصاویر، ویدیوهای رایگان و فایل‌های آموزشی رایگان هستند. کلیه بازدیدکنندگان سایت می‌توانند این صفحات را مشاهده کنند و به متنها و ویدیوها دسترسی داشته باشند و فایلها را دانلود کنند. </text:span></text:p>
        </text:list-item>
        <text:list-item>
          <text:p text:style-name="P3"><text:span text:style-name="T11">خدمات اختصاصی (غیر رایگان): </text:span><text:span text:style-name="T4">از نظر محتوایی دقیقاً مانند خدمات رایگان هستند، یعنی شامل متن و عکس و ویدئو و فایل هستند. با این تفاوت که کاربران باید برای دسترسی و استفاده از این خدمات، آن‌ها را به سبد خرید خود اضافه کنند و مبلغ مربوطه را بصورت آنلاین پرداخت کنند. سپس می‌توانند در صفحه پروفایل شخصی خود، خدماتی را که خریداری کرده‌اند مشاهده کنند.</text:span></text:p>
        </text:list-item>
        <text:list-item>
          <text:p text:style-name="P3"><text:span text:style-name="T11">کامنت: </text:span><text:span text:style-name="T4">در کلیه صفحات خدمات (رایگان و غیر رایگان) امکان درج کامنت وجود دارد. </text:span></text:p>
        </text:list-item>
        <text:list-item>
          <text:p text:style-name="P3"><text:span text:style-name="T11">خدمات مرتبط:</text:span><text:span text:style-name="T4"> به منظور جذب بازدیدکنندگان به خدمات دیگر سایت و دسترسی سریعتر آن‌ها، هنگامی که بازدیدکننده در حال مشاهده یکی از خدمات سایت است، تعدادی از خدمات دیگر سایت نیز در حاشیه صفحه به او نمایش داده می شود. </text:span></text:p>
        </text:list-item>
        <text:list-item>
          <text:p text:style-name="P3"><text:span text:style-name="T11">سؤالات متداول:</text:span><text:span text:style-name="T4"> در همه صفحات خدمات، سؤالاتی را که ممکن است به صورت متداول توسط بازدیدکنندگان مطرح شود، همراه با پاسخ آن‌ها نمایش می دهیم. بازدیدکنندگان می‌توانند جواب سؤالات احتمالی خود را در این قسمت پیدا کنند. همچنین در صورت نیاز می‌توانند سؤال جدیدی را نیز مطرح کنند. برای ثبت سوالات، یک فرم آنلاین طراحی می‌شود که بازدیدکننده بتواند سؤال خود را برای مدیر سایت ارسال کند. اما با توجه به عرف عمومی مردم، </text:span><text:span text:style-name="T5">معمولاً کاربران در قسمت کامنتها سؤال می‌پرسند و عده کمتری به صفحه ثبت سؤال مراجعه می کنند. </text:span><text:span text:style-name="T13">در این مورد باید تصمیم گیری کنیم.</text:span></text:p>
        </text:list-item>
      </text:list>
      <text:p text:style-name="P2"><text:span text:style-name="T5"/></text:p>
      <text:p text:style-name="P15"><text:span text:style-name="T3">صفحه آموزش:</text:span></text:p>
      <text:list xml:id="list864228849" text:style-name="L2">
        <text:list-item>
          <text:p text:style-name="P4"><text:span text:style-name="T5">د</text:span><text:span text:style-name="T6">ر بخش آموزش، همان فرمت کلی صفحه خدمات را حفظ می کنیم. با این تفاوت که محتوای آموزشی رایگان نیستند و کاربر باید آیتم مورد نظرش را خریداری کند و سپس در صفحه پروفایل شخصی اش، از این محتوا استفاده کند.</text:span></text:p>
        </text:list-item>
        <text:list-item>
          <text:p text:style-name="P19"><text:span text:style-name="T3">برای بالاتر بردن حفاظت از محتوای سایت، فایلی را برای او ارسال نمی‌کنیم و همه محتوای خریداری شده را در پروفایل کاربر، در دسترس او قرار می دهیم. کاربر می‌تواند با نام کاربری خود وارد سایت شود و از محتوای خریداری شده استفاده کند و سپس از سایت خارج شود.</text:span></text:p>
        </text:list-item>
        <text:list-item>
          <text:p text:style-name="P19"><text:span text:style-name="T3">ویدیوها در این صفحه توسط یک ویدیوپلیر نمایش داده می‌شوند و تا حد امکان، غیر قابل دانلود خواهند بود.</text:span></text:p>
        </text:list-item>
      </text:list>
      <text:p text:style-name="P5"><text:span text:style-name="T6"/></text:p>
      <text:p text:style-name="P16"><text:span text:style-name="T3">مشاوره:</text:span></text:p>
      <text:list xml:id="list2201742536" text:style-name="L3">
        <text:list-item>
          <text:p text:style-name="P6"><text:span text:style-name="T6">مشاوره به شکل‌های مختلفی انجام می پذیرد. مشاوره تلفنی، ویدیویی، یا </text:span><text:span text:style-name="T7">حضو</text:span><text:span text:style-name="T15">ری</text:span><text:span text:style-name="T16">. </text:span><text:span text:style-name="T12">این موارد را لطفاً به ما اطلاع دهید.</text:span><text:span text:style-name="T15"> اما</text:span><text:span text:style-name="T7"> مشاوره نیز مانند محتوای آموزشی، یک محصول قابل خریداری است و کاربر می‌تواند همانگونه که یک محتوای آموزشی را خریداری می کند، یک نوبت مشاوره یا یک نوعی از مشاوره را خریداری کند. اما چنین چیزی نیازمند یک سیستم پیچیده‌تر است که در آن، تقویم و ساعت و نوبتهای خالی و نوبتهای رزرو شده و مشخصات مشاوره دهنده و مشاوره گیرنده و … مشخص شود. چنین سیستمی معمولاً برای مراکزی که روزانه دهها درخواست مشاوره و ملاقات دارند بسیار کاربردی و مفید است. اما پیشنهاد ما این است که این کار را با سادگی بیشتری انجام دهیم. به این ترتیب که کاربر از طریق یک فرم آنلاین، مشاوره مورد نظرش را انتخاب </text:span><text:soft-page-break/><text:span text:style-name="T7">کند و مشخصات خودش را وارد کند و درخواست مشاوره را برای شما ارسال کند. سپس شما به صورت ایمیلی یا تلفنی یک قرار مشاوره را با او تنظیم کنید. ضمن اینکه این امکان وجود دارد که کاربر هنگام درخواست مشاوره، هزینه مشاوره را نیز بصورت آنلاین پرداخت کند.</text:span></text:p>
        </text:list-item>
      </text:list>
      <text:p text:style-name="P5"><text:span text:style-name="T7"/></text:p>
      <text:p text:style-name="P17"><text:span text:style-name="T7">ب</text:span><text:span text:style-name="T3">خش بلاگ:</text:span></text:p>
      <text:list xml:id="list1637638090" text:style-name="L4">
        <text:list-item>
          <text:p text:style-name="P7"><text:span text:style-name="T8">این بخش برای همه بازدیدکنندگان سایت به صورت عمومی در دسترس است و شامل متن و عکس و ویدیو می شود.در مورد ویدیوهای این بخش، پیشنهاد می‌کنیم از آپارات استفاده کنید. چراکه برای بیشتر دیده شدن آن‌ها و بالاتر بردن SEO خیلی مفید است و از طرف دیگر، حجم بارگیری صفحات سایت را نیز کاهش می دهد.</text:span></text:p>
        </text:list-item>
      </text:list>
      <text:p text:style-name="P17"><text:span text:style-name="T3"/></text:p>
      <text:p text:style-name="P17"><text:span text:style-name="T3">بخش رویدادها:</text:span></text:p>
      <text:list xml:id="list1279149978" text:style-name="L6">
        <text:list-item>
          <text:p text:style-name="P9"><text:span text:style-name="T8">در این بخش سمینار ها و رویدادهایی که عموماً آنلاین هستند اطلاع رسانی خواهد شد. </text:span><text:span text:style-name="T9">رویدادها با محتوای متن و عکس درج می‌شوند و امکان ثبت نام در رویداد نیز برای آن‌ها در نظر گرفته می شود. کاربران می‌توانند در یک رویداد ثبت نام کنند و مبلغ آن را بصورت آنلاین پرداخت کنند.</text:span></text:p>
        </text:list-item>
        <text:list-item>
          <text:p text:style-name="P9"><text:span text:style-name="T8">اطلاعات مورد نیاز برای شرکت کردن در رویداد </text:span><text:span text:style-name="T9">(مانند زمان برگزاری رویداد، لینک ورود، و …) به ایمیل کاربر ارسال می شود</text:span><text:span text:style-name="T8">.</text:span></text:p>
        </text:list-item>
        <text:list-item>
          <text:p text:style-name="P10"><text:span text:style-name="T8">ا</text:span><text:span text:style-name="T9">گر رویدادها مانند یک سمینار برگزار می شوند، یعنی یک نفر به عنوان میزبان و برگزار کننده رویداد و تعدادی افراد به عنوان شرکت کننده، </text:span><text:span text:style-name="T10">بهتر</text:span><text:span text:style-name="T9"> است </text:span><text:span text:style-name="T10">این رویدادها</text:span><text:span text:style-name="T9"> </text:span><text:span text:style-name="T10">از طریق نرم افزارهای استاندارد مانند گوگل میت یا مایکروسافت تیم برگزار شوند. هر شرکت کننده می‌تواند با لینک اختصاصی خود در زمان مشخص در رویداد شرکت کند. </text:span><text:span text:style-name="T14">در این مورد باید تصمیم گیری کنیم.</text:span></text:p>
        </text:list-item>
      </text:list>
      <text:p text:style-name="P8"><text:span text:style-name="T8"/></text:p>
      <text:p text:style-name="P20"><text:span text:style-name="T8">ص</text:span><text:span text:style-name="T3">فحه تماس:</text:span></text:p>
      <text:list xml:id="list1473693302" text:style-name="L8">
        <text:list-item>
          <text:p text:style-name="P11"><text:span text:style-name="T17">یک فرم آنلاین تماس با ما با فرمت استاندارد، که کاربر می‌تواند برای مدیر سایت پیام ارسال کند. پیامها به ایمیل مدیر سایت ارسال می‌شوند و اطلاعات تماس کاربر نیز همراه پیام در اختیار مدیر سایت قرار می گیرد.</text:span></text:p>
        </text:list-item>
        <text:list-item>
          <text:p text:style-name="P11"><text:span text:style-name="T17">بعضی از کاربران عادت به استفاده از ایمیل ندارند. به همین دلیل، ارتباط با مدیریت سایت از طریق واتس اپ، می‌تواند برای این دسته از کاربران مناسب باشد. </text:span><text:span text:style-name="T18">در این مورد باید تصمیم گیری کنیم.</text:span></text:p>
        </text:list-item>
      </text:list>
      <text:p text:style-name="P12"><text:span text:style-name="T18"/></text:p>
      <text:p text:style-name="P13"><text:span text:style-name="T21">ادغام صفحه خدمات و </text:span><text:span text:style-name="T22">آ</text:span><text:span text:style-name="T21">موزش:</text:span></text:p>
      <text:p text:style-name="P13"><text:span text:style-name="T20">خدمات غیر رایگان و محتوای آموزشی، تقریباً دارای یک فرمت مشابه هستند. در این مورد باید صحبت کنیم که آیا می‌توانیم این دو صفحه را با هم ادغام کنیم؟ به این ترتیب که همه موارد در یک قاب نمایش داده شوند. کاربر بتواند روی خدمات رایگان کلیک کند و محتوای آن‌ها را مشاهده کند. اما خدماتی که غیر رایگان هستند و آموزش ها، دارای یک دکمه خرید و یک مبلغ باشند و پس از خریداری شدن، در صفحه پروفایل شخصی کاربر، در دسترس او قرار بگیرند. </text:span><text:span text:style-name="T19">در این مورد باید تصمیم گیری کنیم.</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30T00:01:59.265000000</meta:creation-date>
    <dc:date>2021-10-30T01:22:05.200000000</dc:date>
    <meta:editing-duration>PT17M18S</meta:editing-duration>
    <meta:editing-cycles>5</meta:editing-cycles>
    <meta:generator>LibreOffice/6.4.2.2$Windows_X86_64 LibreOffice_project/4e471d8c02c9c90f512f7f9ead8875b57fcb1ec3</meta:generator>
    <meta:document-statistic meta:table-count="0" meta:image-count="0" meta:object-count="0" meta:page-count="2" meta:paragraph-count="26" meta:word-count="955" meta:character-count="4828" meta:non-whitespace-character-count="3911"/>
  </office:meta>
</office:document-meta>
</file>